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5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Excel_20_Built-in_20_Hyperlink">
      <style:table-cell-properties fo:background-color="#ffff3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7" office:value-type="string" calcext:value-type="string">
            <text:p>&lt;Yes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7" office:value-type="string" calcext:value-type="string">
            <text:p>&lt;Yes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7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4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leetcode.com/problems/merge-intervals/" xlink:type="simple">Merge Interval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ray</text:p>
          </table:table-cell>
          <table:table-cell table:style-name="ce3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trix</text:p>
          </table:table-cell>
          <table:table-cell table:style-name="ce3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leetcode.com/problems/reverse-string/" xlink:type="simple">Reverse a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5" office:value-type="string" calcext:value-type="string">
            <text:p>Why strings are immutable in Java?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3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spoj.com/problems/AGGRCOW/" xlink:type="simple">Aggressive cow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spoj.com/problems/EKO/" xlink:type="simple">EKOSPOJ: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spoj.com/problems/PRATA/" xlink:type="simple">ROTI-Prata SPOJ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spoj.com/problems/ANARC05B/" xlink:type="simple">DoubleHelix SPOJ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spoj.com/problems/SUBSUMS/" xlink:type="simple">Subset Sum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rching &amp; Sorting</text:p>
          </table:table-cell>
          <table:table-cell table:style-name="ce3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nkedList</text:p>
          </table:table-cell>
          <table:table-cell table:style-name="ce5" office:value-type="string" calcext:value-type="string">
            <text:p>Can we reverse a linked list in less than O(n) ?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nkedList</text:p>
          </table:table-cell>
          <table:table-cell table:style-name="ce5" office:value-type="string" calcext:value-type="string">
            <text:p>Why Quicksort is preferred for. Arrays and Merge Sort for LinkedLists ?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kedList</text:p>
          </table:table-cell>
          <table:table-cell table:style-name="ce3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Trees</text:p>
          </table:table-cell>
          <table:table-cell table:style-name="ce3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ary Search Trees</text:p>
          </table:table-cell>
          <table:table-cell table:style-name="ce3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DIEHARD/" xlink:type="simple">DIEHARD -DIE HARD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GCJ101BB/" xlink:type="simple">Picking Up Chick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CHOCOLA/" xlink:type="simple">CHOCOLA –Chocolat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style-name="ce3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tug-of-war/" xlink:type="simple">Tug of Wa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 table:style-name="ce3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cks &amp; Queues</text:p>
          </table:table-cell>
          <table:table-cell table:style-name="ce3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6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table:style-name="ce3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flood-fill/" xlink:type="simple">flood fill alg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clone-graph/" xlink:type="simple">Clone a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word-ladder/" xlink:type="simple">word Ladder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3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e</text:p>
          </table:table-cell>
          <table:table-cell table:style-name="ce3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ynamic Programming</text:p>
          </table:table-cell>
          <table:table-cell table:style-name="ce3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 table:style-name="ce3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8" office:value-type="string" calcext:value-type="string">
            <text:p>&lt;-&gt;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Default" table:number-columns-repeated="3"/>
          <table:table-cell table:number-columns-repeated="1021"/>
        </table:table-row>
        <table:table-row table:style-name="ro3" table:number-rows-repeated="10481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4:02:33.555600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4T11:36:56</meta:creation-date>
    <meta:initial-creator>Microsoft Office User</meta:initial-creator>
    <dc:language>en-IN</dc:language>
    <dc:date>2021-04-24T04:05:18.887061491</dc:date>
    <meta:editing-cycles>3</meta:editing-cycles>
    <meta:editing-duration>PT10H58M44S</meta:editing-duration>
    <meta:generator>LibreOffice/7.0.5.2$Linux_X86_64 LibreOffice_project/00$Build-2</meta:generator>
    <meta:document-statistic meta:table-count="1" meta:cell-count="13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